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officeooo:paragraph-rsid="001291d0"/>
    </style:style>
    <style:style style:name="P2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officeooo:paragraph-rsid="00130c39"/>
    </style:style>
    <style:style style:name="P3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officeooo:paragraph-rsid="00137160"/>
    </style:style>
    <style:style style:name="P4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officeooo:paragraph-rsid="0013a018"/>
    </style:style>
    <style:style style:name="P5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officeooo:paragraph-rsid="00143b6c"/>
    </style:style>
    <style:style style:name="P6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color="#8f187c" officeooo:paragraph-rsid="001291d0"/>
    </style:style>
    <style:style style:name="P7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color="#8f187c" officeooo:paragraph-rsid="00137160"/>
    </style:style>
    <style:style style:name="P8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color="#8f187c" officeooo:paragraph-rsid="00143b6c"/>
    </style:style>
    <style:style style:name="P9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/>
      <style:text-properties fo:color="#8f187c" officeooo:rsid="00130c39" officeooo:paragraph-rsid="00130c39"/>
    </style:style>
    <style:style style:name="P10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 fo:break-before="page"/>
      <style:text-properties officeooo:paragraph-rsid="00130c39"/>
    </style:style>
    <style:style style:name="P11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 fo:break-before="page"/>
      <style:text-properties officeooo:paragraph-rsid="00137160"/>
    </style:style>
    <style:style style:name="P12" style:family="paragraph" style:parent-style-name="Standard">
      <style:paragraph-properties fo:margin-left="0in" fo:margin-right="0in" fo:line-height="150%" fo:text-align="start" style:justify-single-word="false" fo:orphans="2" fo:widows="2" fo:text-indent="0in" style:auto-text-indent="false" fo:break-before="page"/>
      <style:text-properties officeooo:paragraph-rsid="00143b6c"/>
    </style:style>
    <style:style style:name="T1" style:family="text">
      <style:text-properties fo:font-variant="normal" fo:text-transform="none" fo:color="#1d1c1d" style:font-name="Slack-Lato" fo:font-size="11.25pt" fo:letter-spacing="normal" fo:font-style="normal" fo:font-weight="bold"/>
    </style:style>
    <style:style style:name="T2" style:family="text">
      <style:text-properties fo:font-variant="normal" fo:text-transform="none" fo:color="#1d1c1d" style:font-name="Slack-Lato" fo:font-size="11.25pt" fo:letter-spacing="normal" fo:font-style="normal" fo:font-weight="bold" officeooo:rsid="00143b6c"/>
    </style:style>
    <style:style style:name="T3" style:family="text">
      <style:text-properties fo:font-variant="normal" fo:text-transform="none" fo:color="#1d1c1d" style:font-name="Slack-Lato" fo:font-size="11.25pt" fo:letter-spacing="normal" fo:font-style="normal" fo:font-weight="normal"/>
    </style:style>
    <style:style style:name="T4" style:family="text">
      <style:text-properties fo:font-variant="normal" fo:text-transform="none" fo:color="#1d1c1d" style:font-name="Slack-Lato" fo:font-size="11.25pt" fo:letter-spacing="normal" fo:font-style="normal" fo:font-weight="normal" officeooo:rsid="00137160"/>
    </style:style>
    <style:style style:name="T5" style:family="text">
      <style:text-properties fo:font-variant="normal" fo:text-transform="none" fo:color="#1d1c1d" fo:letter-spacing="normal"/>
    </style:style>
    <style:style style:name="T6" style:family="text">
      <style:text-properties fo:font-variant="normal" fo:text-transform="none" style:font-name="Slack-Lato" fo:font-size="11.25pt" fo:letter-spacing="normal" fo:font-style="normal" fo:font-weight="bold"/>
    </style:style>
    <style:style style:name="T7" style:family="text">
      <style:text-properties fo:font-variant="normal" fo:text-transform="none" style:font-name="Slack-Lato" fo:font-size="11.25pt" fo:letter-spacing="normal" fo:font-style="normal" fo:font-weight="bold" officeooo:rsid="001291d0"/>
    </style:style>
    <style:style style:name="T8" style:family="text">
      <style:text-properties fo:font-variant="normal" fo:text-transform="none" fo:color="#8f187c" style:font-name="Slack-Lato" fo:font-size="11.25pt" fo:letter-spacing="normal" fo:font-style="normal" fo:font-weight="bold"/>
    </style:style>
    <style:style style:name="T9" style:family="text">
      <style:text-properties fo:font-variant="normal" fo:text-transform="none" fo:color="#8f187c" style:font-name="Slack-Lato" fo:font-size="11.25pt" fo:letter-spacing="normal" fo:font-style="normal" fo:font-weight="bold" officeooo:rsid="00143b6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06/01/2020</text:span></text:p>
      <text:p text:style-name="P6"><text:span text:style-name="T6">Introduction </text:span><text:span text:style-name="T7">to JavaScript</text:span></text:p>
      <text:p text:style-name="P2"><text:span text:style-name="T3">Expressions:</text:span><text:line-break/><text:span text:style-name="T3">- String expressions</text:span><text:line-break/><text:span text:style-name="T3">- Mathematical expressions</text:span><text:line-break/><text:span text:style-name="T3">- Boolean expressions: comparison operators</text:span><text:line-break/><text:span text:style-name="T3">- Data type</text:span><text:line-break/><text:span text:style-name="T3">- Conditional expressions: the ternary operatorStatements</text:span><text:line-break/><text:span text:style-name="T3">- Definition of statement: `;`</text:span><text:line-break/><text:span text:style-name="T3">- Hello world: `console.log(&lt;expression&gt;)`</text:span><text:line-break/><text:span text:style-name="T3">- Comments</text:span><text:line-break/><text:span text:style-name="T3">- Syntax Debugging IVariables:</text:span><text:line-break/><text:span text:style-name="T3">- Variables</text:span><text:line-break/><text:span text:style-name="T3">- Declaration and assignment</text:span><text:line-break/><text:span text:style-name="T3">- A word about naming conventions</text:span><text:line-break/><text:span text:style-name="T3">- Empty variables</text:span><text:line-break/><text:span text:style-name="T3">- Syntax debugging IIBasic String Methods:</text:span><text:line-break/><text:span text:style-name="T3">- Converting case with:</text:span><text:line-break/><text:span text:style-name="T3">toUpperCase(), toLowerCase()</text:span><text:line-break/><text:span text:style-name="T3">- Extracting parts of a string</text:span><text:line-break/><text:span text:style-name="T3">- Checking if a string is inside another string: includes()</text:span><text:line-break/><text:span text:style-name="T3">- Removing padding spaces: trim()String:</text:span><text:line-break/><text:span text:style-name="T3">- Getting the length of a string: length</text:span></text:p>
      <text:p text:style-name="P2"><text:span text:style-name="T3"/></text:p>
      <text:p text:style-name="P2"><text:span text:style-name="T1">08/01/2020</text:span></text:p>
      <text:p text:style-name="P2"><text:span text:style-name="T8">Review from 06/01/2020</text:span><text:line-break/><text:span text:style-name="T3">Data types :</text:span><text:line-break/><text:span text:style-name="T3">String:</text:span><text:line-break/><text:span text:style-name="T3">- Escaping special chars</text:span><text:line-break/><text:span text:style-name="T3">- Syntax debugging IV</text:span><text:line-break/><text:span text:style-name="T3">- String interpolation: template literals, using expressions within strings</text:span><text:line-break/><text:span text:style-name="T3">- Syntax debugging V: Unclosed qutation marks</text:span><text:line-break/><text:span text:style-name="T3">- Syntax debugging VI: Unclosed brackets”"Number:</text:span><text:line-break/><text:span text:style-name="T3">- Combining strings and numbers with +</text:span><text:line-break/><text:span text:style-name="T3">- Integers vs. Floats</text:span><text:line-break/><text:span text:style-name="T3">- Converting strings into Numbers</text:span><text:line-break/><text:span text:style-name="T3">- Using modulo”"Math:</text:span><text:line-break/><text:soft-page-break/><text:span text:style-name="T3">- Rounding up with `Math.ceil()`</text:span><text:line-break/><text:span text:style-name="T3">- Rounding down with `Math.floor()`</text:span><text:line-break/><text:span text:style-name="T3">- Maximum and minimum with `Math.max()`, `Math.min()`“”Number Pitfalls:</text:span><text:line-break/><text:span text:style-name="T3">- Dealing with NaN: `isNaN(&lt;expression&gt;)`, `typeof NaN`</text:span></text:p>
      <text:p text:style-name="P2"><text:span text:style-name="T3"/></text:p>
      <text:p text:style-name="P2"><text:span text:style-name="T1">09/01/2020</text:span></text:p>
      <text:p text:style-name="P2"><text:span text:style-name="T8">Review: from 08/01/2020</text:span><text:line-break/><text:span text:style-name="T3">Expressions:</text:span><text:line-break/><text:span text:style-name="T3">- Data type: the unary operator `typeof`Math:</text:span><text:line-break/><text:span text:style-name="T3">- Getting random numbers with `Math.random()`- Math. (other Math methods explained by students)Number Pitfalls:</text:span><text:line-break/><text:span text:style-name="T3">- Very long numbers: `e`, rounding errors</text:span><text:line-break/><text:span text:style-name="T3">- Dealing with rounding errors: `Number.prototype.toFixed()`Logical Thinking I:</text:span><text:line-break/><text:span text:style-name="T3">- Simple preposition analysis</text:span><text:line-break/><text:span text:style-name="T3">- Logical operators</text:span><text:line-break/><text:span text:style-name="T3">- Truth tables primer*Boolean:</text:span><text:line-break/><text:span text:style-name="T3">- Truthy and falsy values</text:span><text:line-break/><text:span text:style-name="T3">- Type conversion</text:span><text:line-break/><text:span text:style-name="T3">- Syntax debugging VII</text:span><text:line-break/><text:span text:style-name="T3">- Short circuit assignment: Assigning variable fallback with `||`“”</text:span></text:p>
      <text:p text:style-name="P2"><text:span text:style-name="T3"/></text:p>
      <text:p text:style-name="P2"><text:span text:style-name="T1">13/01/2020</text:span></text:p>
      <text:p text:style-name="P2"><text:span text:style-name="T8">Review from previous week</text:span><text:line-break/><text:span text:style-name="T3">Boolean:</text:span><text:line-break/><text:span text:style-name="T3">- Boolean inversion with `!`Logical Thinking II:</text:span><text:line-break/><text:span text:style-name="T3">- What is an Algorithm?</text:span><text:line-break/><text:span text:style-name="T3">- Analyzing problems: Input and Output</text:span><text:line-break/><text:span text:style-name="T3">- Coming up with solutions: writing algorithms”"Decisions:</text:span><text:line-break/><text:span text:style-name="T3">- Conditional algorithms</text:span><text:line-break/><text:span text:style-name="T3">- The conditional statement: `if(&lt;boolean&gt;){ ... }`</text:span><text:line-break/><text:span text:style-name="T3">- Syntax debugging VIII: Unclosed curly braces</text:span><text:line-break/><text:span text:style-name="T3">- The default case: `else { ... }`</text:span></text:p>
      <text:p text:style-name="P2"><text:span text:style-name="T3"/></text:p>
      <text:p text:style-name="P10"><text:span text:style-name="T1">14/01/2020</text:span></text:p>
      <text:p text:style-name="P2"><text:span text:style-name="T8">Multiple choice</text:span><text:line-break/><text:span text:style-name="T3">- Testing multiple conditions: `else if (&lt;boolean&gt;){ ... }`</text:span><text:line-break/><text:span text:style-name="T3">- Executing code based on a value: `switch(&lt;expression&gt;){ ... }`</text:span><text:line-break/><text:span text:style-name="T3">- When to use: `switch` vs. `else if`- Construction work at DCI shorter day at class</text:span></text:p>
      <text:p text:style-name="P2"><text:span text:style-name="T3"/></text:p>
      <text:p text:style-name="P2"><text:span text:style-name="T1">15/01/2020</text:span></text:p>
      <text:p text:style-name="P2"><text:span text:style-name="T8">Construction work at DCI - no class</text:span><text:line-break/><text:span text:style-name="T3">- exercises reviewing the previous topics</text:span></text:p>
      <text:p text:style-name="P2"><text:span text:style-name="T3"/></text:p>
      <text:p text:style-name="P2"><text:span text:style-name="T1">16/01/2020</text:span></text:p>
      <text:p text:style-name="P9"><text:span text:style-name="T6">Loops</text:span></text:p>
      <text:p text:style-name="P2"><text:span text:style-name="T3">Conditional Repetition:</text:span><text:line-break/><text:span text:style-name="T3">- Repeating code blocks on a condition:</text:span><text:line-break/><text:span text:style-name="T3">`while(&lt;boolean&gt;){ ... }`, `do { ... } while (&lt;boolean&gt;);`</text:span><text:line-break/><text:span text:style-name="T3">- Counting iterations: the counter variable, `++`, `--`</text:span><text:line-break/><text:span text:style-name="T3">- Reading a program III (keeping track of state).</text:span></text:p>
      <text:p text:style-name="P3"><text:span text:style-name="T3">Numerical Repetition:</text:span><text:line-break/><text:span text:style-name="T3">- Repeating code blocks a set number of times:</text:span><text:line-break/><text:span text:style-name="T3">`for(&lt;initial state&gt;, &lt;end condition&gt;, &lt;step&gt;){ ... }`</text:span><text:line-break/><text:span text:style-name="T3">- Breaking out of a loop: `break;`</text:span><text:line-break/><text:span text:style-name="T3">- Skipping an iteration: `continue;`</text:span><text:line-break/><text:span text:style-name="T3">- Complex iterations: Nesting `for` loops</text:span></text:p>
      <text:p text:style-name="P3"><text:span text:style-name="T3">Array: Saving multiple values in one name</text:span><text:line-break/><text:span text:style-name="T3">- Assigning array literals:</text:span><text:line-break/><text:span text:style-name="T3">`const &lt;array name&gt; = [&lt;value 1&gt;, &lt;value 2&gt;, ...]`</text:span><text:line-break/><text:span text:style-name="T3">- Accessing array items with square brackets</text:span></text:p>
      <text:p text:style-name="P3"><text:span text:style-name="T3"/></text:p>
      <text:p text:style-name="P3"><text:span text:style-name="T1">20/01/2020</text:span></text:p>
      <text:p text:style-name="P3"><text:span text:style-name="T8">Array: Saving multiple values in one name</text:span><text:line-break/><text:span text:style-name="T3">- Assigning array literals:</text:span><text:line-break/><text:span text:style-name="T3">`const &lt;array name&gt; = [&lt;value 1&gt;, &lt;value 2&gt;, ...]`</text:span><text:line-break/><text:span text:style-name="T3">- Accessing array items with square brackets</text:span><text:line-break/><text:span text:style-name="T3">- Re-assigning array items with square brackets</text:span><text:line-break/><text:span text:style-name="T3">- `const`s and array itemsBasic Array methods:</text:span><text:line-break/><text:span text:style-name="T3">- Finding Items: `Array.prototype.indexOf(&lt;item&gt;)`</text:span><text:line-break/><text:span text:style-name="T3">- Adding items: `Array.prototype.push()`, `Array.prototype.unshift()`</text:span><text:line-break/><text:soft-page-break/><text:span text:style-name="T3">- Removing items: `Array.prototype.pop()`, `Array.prototype.shift()`</text:span><text:line-break/><text:span text:style-name="T3">- Manipulating arrays: `Array.prototype.reverse()`“”</text:span></text:p>
      <text:p text:style-name="P3"><text:span text:style-name="T3"/></text:p>
      <text:p text:style-name="P3"><text:span text:style-name="T1">21/01/2020</text:span></text:p>
      <text:p text:style-name="P7"><text:span text:style-name="T6">Review from previous topics</text:span></text:p>
      <text:p text:style-name="P3"><text:span text:style-name="T3">Objects</text:span><text:line-break/><text:span text:style-name="T3">- The type of an array: arrays are specific objects, `Array.isArray()`Advanced Array methods:</text:span><text:line-break/><text:span text:style-name="T3">- Converting an array to a different array: `Array.prototype.map(&lt;function&gt;)`</text:span><text:line-break/><text:span text:style-name="T3">- Getting a subset of an array: `Array.prototype.filter(&lt;function&gt;)`“”Declaring:</text:span><text:line-break/><text:span text:style-name="T3">- Declaring a function: `function &lt;name&gt;(&lt;parameters&gt;){ ... }`</text:span><text:line-break/><text:span text:style-name="T3">- Function parameters: Naming and order</text:span></text:p>
      <text:p text:style-name="P3"><text:span text:style-name="T3"/></text:p>
      <text:p text:style-name="P3"><text:span text:style-name="T1">22/01/2020</text:span></text:p>
      <text:p text:style-name="P7"><text:span text:style-name="T6">Review from previous topics</text:span></text:p>
      <text:p text:style-name="P3"><text:span text:style-name="T3">Declaring:</text:span><text:line-break/><text:span text:style-name="T3">- Functions declarations as values:</text:span><text:line-break/><text:span text:style-name="T3">`const &lt;function name&gt; = function(&lt;parameters&gt;){ ... }`</text:span><text:line-break/><text:span text:style-name="T3">- Arrow function shorthand:</text:span><text:line-break/><text:span text:style-name="T3">`const &lt;function name&gt; = (&lt;parameters&gt;) =&gt; { ... }`Advanced Array methods:</text:span><text:line-break/><text:span text:style-name="T3">- Higher order functions II:</text:span><text:line-break/><text:span text:style-name="T5">“”</text:span><text:span text:style-name="T3">Functions that accept function values (callbacks)“”</text:span><text:line-break/><text:span text:style-name="T3">- Converting an array to a single value: `Array.prototype.reduce(&lt;function&gt;)`</text:span></text:p>
      <text:p text:style-name="P3"><text:span text:style-name="T3"/></text:p>
      <text:p text:style-name="P3"><text:span text:style-name="T1">23/01/2020</text:span></text:p>
      <text:p text:style-name="P7"><text:span text:style-name="T6">Review from previous topics</text:span></text:p>
      <text:p text:style-name="P3"><text:span text:style-name="T3">Declaring:</text:span><text:line-break/><text:span text:style-name="T3">- Declaring a function: `function &lt;name&gt;(&lt;parameters&gt;){ ... }`</text:span><text:line-break/><text:span text:style-name="T3">- Functions declarations as values:</text:span><text:line-break/><text:span text:style-name="T3">`const &lt;function name&gt; = function(&lt;parameters&gt;){ ... }`Function Scope:</text:span><text:line-break/><text:span text:style-name="T3">- Parameters scope</text:span><text:line-break/><text:span text:style-name="T3">- Declaring variables in functions</text:span><text:line-break/><text:span text:style-name="T3">- Global vs. Local scope: Variable reassignment in functions</text:span><text:line-break/><text:span text:style-name="T3">- Reading a program IV (reading functions only when they are called)“”</text:span></text:p>
      <text:p text:style-name="P3"><text:span text:style-name="T1"/></text:p>
      <text:p text:style-name="P11"><text:span text:style-name="T1">27/01/2020</text:span></text:p>
      <text:p text:style-name="P7"><text:span text:style-name="T6">Review from previous topics</text:span></text:p>
      <text:p text:style-name="P3"><text:span text:style-name="T3">Clones vs. Ref</text:span><text:span text:style-name="T4">e</text:span><text:span text:style-name="T3">rences:</text:span><text:line-break/><text:span text:style-name="T3">- Shallow cloning objects and arrays: the spread operator `...`”</text:span><text:line-break/><text:span text:style-name="T3">28/01/2020 “Review from previous topics (Functions, for loops, if else, methods, comparison…)</text:span></text:p>
      <text:p text:style-name="P3"><text:span text:style-name="T3"/></text:p>
      <text:p text:style-name="P3"><text:span text:style-name="T1">29/01/2020</text:span></text:p>
      <text:p text:style-name="P7"><text:span text:style-name="T6">Review from previous topics (functions, methods)</text:span></text:p>
      <text:p text:style-name="P3"><text:span text:style-name="T3">Advanced Parameters:</text:span><text:line-break/><text:span text:style-name="T3">- Default parameter values:</text:span><text:line-break/><text:span text:style-name="T3">`function(&lt;parameter&gt; = &lt;default value&gt;) { ... }`</text:span><text:line-break/><text:span text:style-name="T3">- Variable number of arguments: Rest params - `...args`</text:span><text:line-break/><text:span text:style-name="T1">30/01/2020</text:span></text:p>
      <text:p text:style-name="P7"><text:span text:style-name="T6">Review from previous topics (functions, methods)</text:span></text:p>
      <text:p text:style-name="P3"><text:span text:style-name="T3">Advanced Parameters:</text:span><text:line-break/><text:span text:style-name="T3">- Default parameter values:</text:span><text:line-break/><text:span text:style-name="T3">`function(&lt;parameter&gt; = &lt;default value&gt;) { ... }`</text:span><text:line-break/><text:span text:style-name="T3">- Variable number of arguments: Rest params - `...args`</text:span><text:line-break/><text:span text:style-name="T1">03/02/2020</text:span></text:p>
      <text:p text:style-name="P7"><text:span text:style-name="T6">Review from previous topics (functions, methods, arrays, loops)</text:span></text:p>
      <text:p text:style-name="P3"><text:span text:style-name="T3">Block Scope:</text:span><text:line-break/><text:span text:style-name="T3">- Scope definition: difference between `var`, `let`, `const`Closure:</text:span><text:line-break/><text:span text:style-name="T3">- Declaring functions inside functions</text:span><text:line-break/><text:span text:style-name="T3">- Nested scopes: Accessing outer variables</text:span><text:line-break/><text:span text:style-name="T3">- First definition of closure:</text:span><text:line-break/><text:span text:style-name="T5">“”</text:span><text:span text:style-name="T3">A function that contains at least one variable, and one nested scope”"</text:span><text:line-break/><text:span text:style-name="T3">- Encapsulation: Isolating scopes with IIFE vs. SIAF</text:span></text:p>
      <text:p text:style-name="P3"><text:span text:style-name="T1">04/02/2020</text:span></text:p>
      <text:p text:style-name="P7"><text:span text:style-name="T6">Review from previous topics</text:span></text:p>
      <text:p text:style-name="P3"><text:span text:style-name="T3">Objects</text:span><text:line-break/><text:span text:style-name="T3">- Object literals: Property definition</text:span><text:line-break/><text:span text:style-name="T3">`const &lt;namespace&gt; = { &lt;key 1&gt;: &lt;value 1&gt;, &lt;key 2&gt;: &lt;value 2&gt;, ... }`</text:span><text:line-break/><text:span text:style-name="T3">- Accessing properties with bracket notation (no variables)</text:span><text:line-break/><text:span text:style-name="T3">- Accessing properties with dot notationObject Scope:</text:span><text:line-break/><text:span text:style-name="T3">- Methods definition</text:span><text:line-break/><text:span text:style-name="T3">- Using methods: Review of used methods so far</text:span><text:line-break/><text:soft-page-break/><text:span text:style-name="T3">- Creating methodsConversion and iterations:</text:span><text:line-break/><text:span text:style-name="T3">- Iterating over objects: `for(let &lt;property name&gt; in &lt;object name&gt;){ ... }`</text:span><text:line-break/><text:span text:style-name="T3">- Property names to array: `Object.keys(&lt;object&gt;)`</text:span><text:line-break/><text:span text:style-name="T3">- Iterating over arrays: `for(let &lt;value name&gt; of &lt;array name&gt;){ ... }`</text:span><text:line-break/><text:span text:style-name="T3">- Accessing properties with bracket notation (w. vars)</text:span><text:line-break/><text:span text:style-name="T3">- Property values to array: `Object.values(&lt;object&gt;)`</text:span></text:p>
      <text:p text:style-name="P3"><text:span text:style-name="T3"/></text:p>
      <text:p text:style-name="P3"><text:span text:style-name="T1">05/02/2020</text:span></text:p>
      <text:p text:style-name="P7"><text:span text:style-name="T6">Review from previous topics: Objects</text:span></text:p>
      <text:p text:style-name="P4"><text:span text:style-name="T3">Objects</text:span><text:line-break/><text:span text:style-name="T3">- Object literals: Property definition</text:span><text:line-break/><text:span text:style-name="T3">`const &lt;namespace&gt; = { &lt;key 1&gt;: &lt;value 1&gt;, &lt;key 2&gt;: &lt;value 2&gt;, ... }`</text:span><text:line-break/><text:span text:style-name="T3">- Accessing properties with bracket notation (no variables)</text:span><text:line-break/><text:span text:style-name="T3">- Accessing properties with dot notation”</text:span><text:line-break/><text:span text:style-name="T3">06/02/2020 Review from previous topics: objects, arrays, functions</text:span><text:line-break/><text:span text:style-name="T3">10/02/2020 “Review from previous topicsNesting arrays and objects:</text:span><text:line-break/><text:span text:style-name="T3">- Nesting and iterating over objects in arraysClones vs. References:</text:span><text:line-break/><text:span text:style-name="T3">- Simple values are always clones: String, Number, Boolean</text:span><text:line-break/><text:span text:style-name="T3">- Objects are references by default: Array and object literals</text:span><text:line-break/><text:span text:style-name="T3">- Shallow cloning objects and arrays: the spread operator `...`</text:span><text:line-break/><text:span text:style-name="T3">- Deep cloning objects and arrays: recursive function</text:span></text:p>
      <text:p text:style-name="P4"><text:span text:style-name="T3"/></text:p>
      <text:p text:style-name="P4"><text:span text:style-name="T1">11/02/2020</text:span></text:p>
      <text:p text:style-name="P5"><text:span text:style-name="T8">Nesting arrays and objects:</text:span><text:line-break/><text:span text:style-name="T3">- Nesting and accessing arrays within each other</text:span><text:line-break/><text:span text:style-name="T3">- Nesting and accessing objects in objects</text:span><text:line-break/><text:span text:style-name="T3">- Nesting and accessing arrays in objects</text:span><text:line-break/><text:span text:style-name="T3">- Nesting and iterating over objects in arrays”"Destructuring:</text:span><text:line-break/><text:span text:style-name="T3">- Extracting values from arrays: Array destructuring assignment</text:span><text:line-break/><text:span text:style-name="T3">- Extracting values from objects: Object destructuring assignmentAdvanced Array methods:</text:span><text:line-break/><text:span text:style-name="T3">- Iterating over arrays: `Array.prototype.forEach(&lt;function&gt;)`</text:span><text:line-break/><text:span text:style-name="T3">- JavaScript basic test</text:span></text:p>
      <text:p text:style-name="P5"><text:span text:style-name="T3"/></text:p>
      <text:p text:style-name="P12"><text:span text:style-name="T1">12/02/2020</text:span></text:p>
      <text:p text:style-name="P8"><text:span text:style-name="T6">Review from previous topics</text:span></text:p>
      <text:p text:style-name="P5"><text:span text:style-name="T3">Review of the Javascript basic testDestructuring:- Named function parameters with object destructuringObject Scope:</text:span><text:line-break/><text:span text:style-name="T3">- Object literal context: methods, `this` and `Function.prototype.bind()`“”Classes: Manufacturing objects with the same structure</text:span><text:line-break/><text:span text:style-name="T3">- Creating instances with the `new` keyword, The `Date` class</text:span><text:line-break/><text:span text:style-name="T3">- Constructing an object: The `constructor()` method, instance and `this`</text:span><text:line-break/><text:span text:style-name="T3">- Prototype methods: Adding custom methods to our class</text:span><text:line-break/><text:span text:style-name="T3">- Creating subclasses with `extends` and `super()`Advanced Array methods:</text:span><text:line-break/><text:span text:style-name="T3">- Converting an array to a different array: `Array.prototype.map(&lt;function&gt;)`</text:span><text:line-break/><text:span text:style-name="T3">- Converting an array to a single value: `Array.prototype.reduce(&lt;function&gt;)`</text:span><text:line-break/><text:span text:style-name="T3">- Getting a subset of an array: `Array.prototype.filter(&lt;function&gt;)`Logical Thinking III:</text:span><text:line-break/><text:span text:style-name="T3">- Sorting arrays with `Array.prototype.sort(&lt;function&gt;)`”</text:span><text:line-break/><text:span text:style-name="T3">13/02/2020 “Introduction: 3 types of errors (compilation, runtime, logic)</text:span><text:span text:style-name="T5">“”</text:span><text:span text:style-name="T3">Runtime errors:</text:span><text:line-break/><text:span text:style-name="T3">- Catching errors: `try { ... } catch (e) { ... }`</text:span><text:line-break/><text:span text:style-name="T3">- Throwing runtime errors: `throw &lt;expression&gt;;`</text:span><text:line-break/><text:span text:style-name="T3">- The error object (brief intro): `new Error(&lt;message&gt;);`“”Review before javascript advanced test”</text:span></text:p>
      <text:p text:style-name="P5"><text:span text:style-name="T3"/></text:p>
      <text:p text:style-name="P5"><text:span text:style-name="T1">17/02/2020 </text:span></text:p>
      <text:p text:style-name="P8"><text:span text:style-name="T6">JavaScript Advanced test</text:span></text:p>
      <text:p text:style-name="P5"><text:span text:style-name="T3">Each student reviewing and working on the exercises from the test”</text:span><text:line-break/><text:span text:style-name="T1">18/02/2020 - 20/02/2020</text:span></text:p>
      <text:p text:style-name="P5"><text:span text:style-name="T8">Students working individually on exercises reviewing </text:span><text:span text:style-name="T9">J</text:span><text:span text:style-name="T8">ava</text:span><text:span text:style-name="T9">S</text:span><text:span text:style-name="T8">cript and </text:span><text:span text:style-name="T9">G</text:span><text:span text:style-name="T8">ithub</text:span><text:span text:style-name="T1"> </text:span><text:span text:style-name="T3">- 1 on 1's with students after JavaScript advanced test”</text:span><text:lin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Slack-Lato" svg:font-family="Slack-Lato, appleLogo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4T16:07:06.441409273</meta:creation-date>
    <meta:generator>LibreOffice/6.0.7.3$Linux_X86_64 LibreOffice_project/00m0$Build-3</meta:generator>
    <dc:date>2020-02-24T16:18:53.421923881</dc:date>
    <meta:editing-duration>PT11M44S</meta:editing-duration>
    <meta:editing-cycles>5</meta:editing-cycles>
    <meta:document-statistic meta:table-count="0" meta:image-count="0" meta:object-count="0" meta:page-count="7" meta:paragraph-count="54" meta:word-count="1268" meta:character-count="9182" meta:non-whitespace-character-count="7967"/>
  </office:meta>
</office:document-meta>
</file>